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648E485C64FC98E2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aticimage.logo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paragraph-rsid="001edf53"/>
    </style:style>
    <style:style style:name="P2" style:family="paragraph" style:parent-style-name="Subtitle">
      <style:paragraph-properties fo:margin-top="0in" fo:margin-bottom="0in" loext:contextual-spacing="false" fo:line-height="100%" fo:text-align="center" style:justify-single-word="false"/>
      <style:text-properties fo:font-size="10.5pt" officeooo:paragraph-rsid="001edf53" style:font-size-asian="10.5pt" style:font-size-complex="10.5pt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10.5pt" officeooo:paragraph-rsid="001edf53" style:font-size-asian="10.5pt" style:font-size-complex="10.5pt"/>
    </style:style>
    <style:style style:name="fr1" style:family="graphic" style:parent-style-name="Graphics">
      <style:graphic-properties style:vertical-pos="from-top" style:horizontal-pos="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duct name" text:name="py3o.label.name"/>
        <text:user-field-decl office:value-type="string" office:string-value="Product description" text:name="py3o.label.description"/>
        <text:user-field-decl office:value-type="string" office:string-value="Product price" text:name="py3o.label.price"/>
        <text:user-field-decl office:value-type="string" office:string-value="A" text:name="py3o.label.aisle"/>
        <text:user-field-decl office:value-type="string" office:string-value="R" text:name="py3o.label.rack"/>
        <text:user-field-decl office:value-type="string" office:string-value="Ct" text:name="py3o.label.cart"/>
        <text:user-field-decl office:value-type="string" office:string-value="S" text:name="py3o.label.shelf"/>
        <text:user-field-decl office:value-type="string" office:string-value="Cb" text:name="py3o.label.cabinet"/>
        <text:user-field-decl office:value-type="string" office:string-value="D" text:name="py3o.label.drawer"/>
        <text:user-field-decl office:value-type="string" office:string-value="B" text:name="py3o.label.bin"/>
      </text:user-field-decls>
      <text:p text:style-name="P1"><draw:frame draw:style-name="fr1" draw:name="py3o.staticimage.logo" text:anchor-type="as-char" svg:y="-0.0783in" svg:width="2.0799in" svg:height="0.35in" draw:z-index="0"><draw:image xlink:href="staticimage.logo" xlink:type="simple" xlink:show="embed" xlink:actuate="onLoad"/></draw:frame></text:p>
      <text:p text:style-name="P2">Mueller 24VDC 25A relay</text:p>
      <text:p text:style-name="P2">$35.61</text:p>
      <text:p text:style-name="P3">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4402in" fo:page-height="1.1402in" style:num-format="1" style:print-orientation="portrait" fo:margin-top="0in" fo:margin-bottom="0in" fo:margin-left="0.1in" fo:margin-right="0.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initial-creator>Florent Aide</meta:initial-creator>
    <meta:creation-date>2010-09-07T17:55:48</meta:creation-date>
    <dc:date>2017-05-11T10:17:21.860009549</dc:date>
    <dc:language>en-GB</dc:language>
    <meta:editing-cycles>34</meta:editing-cycles>
    <meta:editing-duration>PT3H46M56S</meta:editing-duration>
    <meta:document-statistic meta:table-count="0" meta:image-count="1" meta:object-count="0" meta:page-count="1" meta:paragraph-count="4" meta:word-count="5" meta:character-count="30" meta:non-whitespace-character-count="28"/>
    <meta:user-defined meta:name="Info 1"/>
    <meta:user-defined meta:name="Info 2"/>
    <meta:user-defined meta:name="Info 3"/>
    <meta:user-defined meta:name="Info 4"/>
  </office:meta>
</office:document-meta>
</file>